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2pt" officeooo:rsid="001b1b47" officeooo:paragraph-rsid="0017fd5e" style:font-size-asian="12pt" style:font-size-complex="12pt"/>
    </style:style>
    <style:style style:name="P3" style:family="paragraph" style:parent-style-name="Text_20_body">
      <style:text-properties style:font-name="Times New Roman" fo:font-size="12pt" officeooo:rsid="001b1b47" officeooo:paragraph-rsid="001f51cf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1b1b47" officeooo:paragraph-rsid="001f51cf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b1b47" officeooo:paragraph-rsid="001f51cf" style:font-size-asian="12pt" style:font-weight-asian="bold" style:font-size-complex="12pt" style:font-weight-complex="bold"/>
    </style:style>
    <style:style style:name="P6" style:family="paragraph" style:parent-style-name="Title"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17fd5e" officeooo:paragraph-rsid="0017fd5e" style:font-size-asian="12pt" style:font-size-complex="12pt"/>
    </style:style>
    <style:style style:name="P8" style:family="paragraph" style:parent-style-name="Standard">
      <style:paragraph-properties fo:margin-left="0.3335in" fo:margin-right="0in" fo:margin-top="0in" fo:margin-bottom="0.0972in" loext:contextual-spacing="false" fo:line-height="120%" fo:text-indent="-0.3335in" style:auto-text-indent="false"/>
      <style:text-properties style:font-name="Times New Roman" fo:font-size="12pt"/>
    </style:style>
    <style:style style:name="P9" style:family="paragraph" style:parent-style-name="Standard">
      <style:paragraph-properties fo:margin-left="0.3335in" fo:margin-right="0in" fo:margin-top="0in" fo:margin-bottom="0.0972in" loext:contextual-spacing="false" fo:line-height="120%" fo:text-align="start" style:justify-single-word="false" fo:text-indent="-0.3335in" style:auto-text-indent="false"/>
      <style:text-properties style:font-name="Times New Roman" fo:font-size="12pt" fo:font-style="normal" fo:font-weight="normal" officeooo:rsid="00208be4" officeooo:paragraph-rsid="0022084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.3335in" fo:margin-right="0in" fo:margin-top="0in" fo:margin-bottom="0.0972in" loext:contextual-spacing="false" fo:line-height="120%" fo:text-indent="-0.3335in" style:auto-text-indent="false"/>
      <style:text-properties style:font-name="Times New Roman" fo:font-size="12pt" fo:font-weight="bold" officeooo:rsid="00220842" officeooo:paragraph-rsid="00220842" style:font-weight-asian="bold" style:font-weight-complex="bold"/>
    </style:style>
    <style:style style:name="P11" style:family="paragraph" style:parent-style-name="Heading_20_1">
      <style:paragraph-properties fo:text-align="center" style:justify-single-word="false"/>
      <style:text-properties style:font-name="Times New Roman" fo:font-size="12pt" officeooo:rsid="0017fd5e" officeooo:paragraph-rsid="0017fd5e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officeooo:rsid="0017fd5e" officeooo:paragraph-rsid="0017fd5e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normal" officeooo:rsid="00208be4" officeooo:paragraph-rsid="001f51cf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normal" officeooo:rsid="00208be4" officeooo:paragraph-rsid="0022084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style="normal" fo:font-weight="bold" officeooo:rsid="00220842" officeooo:paragraph-rsid="00220842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2pt" fo:font-weight="bold" officeooo:rsid="001b1b47" officeooo:paragraph-rsid="001f51cf" style:font-size-asian="12pt" style:font-weight-asian="bold" style:font-size-complex="12pt" style:font-weight-complex="bold"/>
    </style:style>
    <style:style style:name="P17" style:family="paragraph" style:parent-style-name="Text_20_body">
      <style:text-properties style:text-position="0% 100%" style:font-name="Times New Roman" fo:font-size="12pt" fo:font-style="normal" fo:font-weight="normal" officeooo:rsid="001f51cf" officeooo:paragraph-rsid="001f51cf" fo:background-color="#ffff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7fd5e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normal" fo:font-weight="normal" officeooo:rsid="001effb6" fo:background-color="#ffffff" loext:char-shading-value="0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1f51cf" fo:background-color="#ffffff" loext:char-shading-value="0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italic" style:font-style-asian="italic"/>
    </style:style>
    <style:style style:name="T6" style:family="text">
      <style:text-properties officeooo:rsid="001b1b47"/>
    </style:style>
    <style:style style:name="T7" style:family="text">
      <style:text-properties officeooo:rsid="001c0dde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1c0dde" style:font-style-asian="italic" style:font-style-complex="italic"/>
    </style:style>
    <style:style style:name="T10" style:family="text">
      <style:text-properties fo:font-style="italic" fo:font-weight="normal" officeooo:rsid="001c0dde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5c7a" style:font-style-asian="normal" style:font-style-complex="normal"/>
    </style:style>
    <style:style style:name="T13" style:family="text">
      <style:text-properties fo:font-style="normal" officeooo:rsid="0017fd5e" style:font-style-asian="normal" style:font-style-complex="normal"/>
    </style:style>
    <style:style style:name="T14" style:family="text">
      <style:text-properties fo:font-style="normal" officeooo:rsid="00220842" style:font-style-asian="normal" style:font-style-complex="normal"/>
    </style:style>
    <style:style style:name="T15" style:family="text">
      <style:text-properties fo:font-style="normal" fo:font-weight="normal" officeooo:rsid="001c0dde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e5c7a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f51c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08be4" style:font-style-asian="normal" style:font-weight-asian="normal" style:font-style-complex="normal" style:font-weight-complex="normal"/>
    </style:style>
    <style:style style:name="T19" style:family="text">
      <style:text-properties officeooo:rsid="0022084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ercício – Busca Inicial</text:p>
      <text:p text:style-name="P1"/>
      <text:p text:style-name="P7">Disciplina: Introdução à Pesquisa em Informática</text:p>
      <text:p text:style-name="P7">Prof.: Marcelo Werneck</text:p>
      <text:p text:style-name="P7">Aluno: Lucas Henrique de Faria Silva</text:p>
      <text:p text:style-name="P7"/>
      <text:h text:style-name="P11" text:outline-level="1">Resumo e <text:span text:style-name="T6">Mendeley</text:span></text:h>
      <text:p text:style-name="P2">Artigo escolhido: <text:span text:style-name="T1">Visual Computing and Machine Learning Techniques for Digital Forensics</text:span></text:p>
      <text:p text:style-name="P12">Revista: Revista de Informática Teórica e Aplicada</text:p>
      <text:p text:style-name="P3"><text:tab/>O artigo <text:span text:style-name="T7">o objetivo de introduzir à essa nova área de pesquisa, </text:span><text:span text:style-name="T9">Digital Forensics</text:span><text:span text:style-name="T15">, junto com os seus principais conceitos e pré-requisitos, abordando tópicos como </text:span><text:span text:style-name="T10">Computer Vision</text:span><text:span text:style-name="T15">, </text:span><text:span text:style-name="T10">Image Processing</text:span><text:span text:style-name="T15">, entre outros, </text:span><text:span text:style-name="T16">mostrando também o porquê da evolução tecnológica pode ser considerada uma faca de dois gumes </text:span><text:reference-mark-start text:name="ADDIN CSL_CITATION {&quot;mendeley&quot;: {&quot;previouslyFormattedCitation&quot;: &quot;(Carvalho, Rocha, &amp; Janeiro, 2015)&quot;, &quot;formattedCitation&quot;: &quot;(Carvalho, Rocha, &amp; Janeiro, 2015)&quot;, &quot;plainTextFormattedCitation&quot;: &quot;(Carvalho, Rocha, &amp; Janeiro, 2015)&quot;}, &quot;citationItems&quot;: [{&quot;id&quot;: &quot;ITEM-1&quot;, &quot;uris&quot;: [&quot;http://www.mendeley.com/documents/?uuid=994155d2-681e-4627-b761-cc593c8d1d67&quot;], &quot;itemData&quot;: {&quot;type&quot;: &quot;article-journal&quot;, &quot;author&quot;: [{&quot;non-dropping-particle&quot;: &quot;&quot;, &quot;family&quot;: &quot;Carvalho&quot;, &quot;dropping-particle&quot;: &quot;&quot;, &quot;given&quot;: &quot;Tiago&quot;, &quot;suffix&quot;: &quot;&quot;, &quot;parse-names&quot;: false}, {&quot;non-dropping-particle&quot;: &quot;&quot;, &quot;family&quot;: &quot;Rocha&quot;, &quot;dropping-particle&quot;: &quot;&quot;, &quot;given&quot;: &quot;Anderson&quot;, &quot;suffix&quot;: &quot;&quot;, &quot;parse-names&quot;: false}, {&quot;non-dropping-particle&quot;: &quot;&quot;, &quot;family&quot;: &quot;Janeiro&quot;, &quot;dropping-particle&quot;: &quot;De&quot;, &quot;given&quot;: &quot;Rio&quot;, &quot;suffix&quot;: &quot;&quot;, &quot;parse-names&quot;: false}], &quot;id&quot;: &quot;ITEM-1&quot;, &quot;title&quot;: &quot;Visual Computing and Machine Learning Techniques for Digital Forensics&quot;, &quot;issued&quot;: {&quot;date-parts&quot;: [[&quot;2015&quot;]]}}}], &quot;schema&quot;: &quot;https://github.com/citation-style-language/schema/raw/master/csl-citation.json&quot;, &quot;properties&quot;: {&quot;noteIndex&quot;: 0}} RNDJILJG0hh70"/><text:span text:style-name="T16">(Carvalho, Rocha, &amp; Janeiro, 2015)</text:span><text:reference-mark-end text:name="ADDIN CSL_CITATION {&quot;mendeley&quot;: {&quot;previouslyFormattedCitation&quot;: &quot;(Carvalho, Rocha, &amp; Janeiro, 2015)&quot;, &quot;formattedCitation&quot;: &quot;(Carvalho, Rocha, &amp; Janeiro, 2015)&quot;, &quot;plainTextFormattedCitation&quot;: &quot;(Carvalho, Rocha, &amp; Janeiro, 2015)&quot;}, &quot;citationItems&quot;: [{&quot;id&quot;: &quot;ITEM-1&quot;, &quot;uris&quot;: [&quot;http://www.mendeley.com/documents/?uuid=994155d2-681e-4627-b761-cc593c8d1d67&quot;], &quot;itemData&quot;: {&quot;type&quot;: &quot;article-journal&quot;, &quot;author&quot;: [{&quot;non-dropping-particle&quot;: &quot;&quot;, &quot;family&quot;: &quot;Carvalho&quot;, &quot;dropping-particle&quot;: &quot;&quot;, &quot;given&quot;: &quot;Tiago&quot;, &quot;suffix&quot;: &quot;&quot;, &quot;parse-names&quot;: false}, {&quot;non-dropping-particle&quot;: &quot;&quot;, &quot;family&quot;: &quot;Rocha&quot;, &quot;dropping-particle&quot;: &quot;&quot;, &quot;given&quot;: &quot;Anderson&quot;, &quot;suffix&quot;: &quot;&quot;, &quot;parse-names&quot;: false}, {&quot;non-dropping-particle&quot;: &quot;&quot;, &quot;family&quot;: &quot;Janeiro&quot;, &quot;dropping-particle&quot;: &quot;De&quot;, &quot;given&quot;: &quot;Rio&quot;, &quot;suffix&quot;: &quot;&quot;, &quot;parse-names&quot;: false}], &quot;id&quot;: &quot;ITEM-1&quot;, &quot;title&quot;: &quot;Visual Computing and Machine Learning Techniques for Digital Forensics&quot;, &quot;issued&quot;: {&quot;date-parts&quot;: [[&quot;2015&quot;]]}}}], &quot;schema&quot;: &quot;https://github.com/citation-style-language/schema/raw/master/csl-citation.json&quot;, &quot;properties&quot;: {&quot;noteIndex&quot;: 0}} RNDJILJG0hh70"/><text:span text:style-name="T3">.</text:span></text:p>
      <text:p text:style-name="P3"><text:span text:style-name="T3"><text:tab/></text:span><text:span text:style-name="T4">O trabalho não busca resolver uma situação específica, mas apresentar novos problemas que podem surgir nesta nova área de pesquisa. Ele sugere temas de pesquisa propostos, e destaca desafios e problemas abertos no assunto. Traz contribuições demonstrando como áreas relacionadas (Computer Vision, Image Processing, Machine Learning) podem se integrar nessa área.</text:span></text:p>
      <text:p text:style-name="P17"><text:tab/>Em sua conclusão, ele mostra diversas outras áreas de pesquisa que podem ser interessantes para a pesquisa, porém, não resolvendo um problema propriamente dito, mas agindo como um tutorial/guia para futuros pesquisadores.</text:p>
      <text:p text:style-name="P17"/>
      <text:section text:style-name="Sect1" text:name="ADDIN Mendeley Bibliography CSL_BIBLIOGRAPHY  RNDuHekXyofOF">
        <text:p text:style-name="P10">Bibliografia</text:p>
        <text:p text:style-name="P8">Carvalho, T., Rocha, A., &amp; Janeiro, R. De. (2015). Visual Computing and Machine Learning Techniques for Digital Forensics.</text:p>
        <text:p text:style-name="P8"/>
      </text:section>
      <text:p text:style-name="P17"/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pan text:style-name="T12"/></text:p>
      <text:p text:style-name="P4"><text:soft-page-break/><text:span text:style-name="T12">⁠</text:span><text:span text:style-name="T14">Busca no Portal Capes</text:span></text:p>
      <text:p text:style-name="P5"><text:span text:style-name="T11"><text:tab/></text:span><text:span text:style-name="T17">O meu interesse na área de Big Data é a minha paixão por lidar com pessoas e a análise de dados. </text:span><text:span text:style-name="T18">Todos os dias, o nosso volume de dados aumenta cada vez mais, e acredito que todas as pessoas do mundo tem algo a contribuir para a construção de uma sociedade mais integrada.</text:span></text:p>
      <text:p text:style-name="P13"><text:tab/>Muitos desses dados não estão estruturados, vindo de fontes extremamente variada. O que me interessa é aonde esses dados podem nos levar, <text:span text:style-name="T19">o que ainda vamos descobrir, e como eles podem aumentar a nossa qualidade de vida.</text:span></text:p>
      <text:p text:style-name="P13"><text:tab/><text:span text:style-name="T19">A análise de dados, na minha opinião, é um dos grandes trunfos para a sociedade, e um dos maiores desafios que ainda vamos enfrentar, nessa nova revolução industrial que vivemos, e eu quero ser capaz de ajudar o mundo, de alguma forma, com esse conhecimento que podemos adquirir, e ser capaz de resolver problemas que ainda não podem ser solucionados.</text:span></text:p>
      <text:p text:style-name="P13"/>
      <text:p text:style-name="P15">Bibliografia</text:p>
      <text:p text:style-name="P9"><text:span text:style-name="T2">Accounting, M., &amp; Choice, C. (2014). Marketing Science, </text:span><text:span text:style-name="T5">4</text:span><text:span text:style-name="T2">(3), 199–214.</text:span></text:p>
      <text:p text:style-name="P14">⁠Greengard, S. (2014). Weathering a New Era of Big Data. <text:span text:style-name="T8">Association for Computing Machinery. Communications of the ACM</text:span>, <text:span text:style-name="T8">57</text:span>(9), 12. https://doi.org/10.1145/2641225</text:p>
      <text:p text:style-name="P14">Jagadish, H. V., Gehrke, J., Labrinidis, A., Papakonstatinou, Y., Patel, J. M., Ramakrishnam, R., &amp; Shahabi, C. (2014). Big Data and Its Technical Challenges. <text:span text:style-name="T8">Communications of the ACM</text:span>, <text:span text:style-name="T8">57</text:span>(7), 86–94. https://doi.org/10.1145/261156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8:13.260895000</meta:creation-date>
    <dc:date>2017-02-10T23:49:10.686291000</dc:date>
    <meta:editing-duration>PT1H34M48S</meta:editing-duration>
    <meta:editing-cycles>2</meta:editing-cycles>
    <meta:generator>LibreOffice/5.3.0.3$MacOSX_X86_64 LibreOffice_project/7074905676c47b82bbcfbea1aeefc84afe1c50e1</meta:generator>
    <meta:document-statistic meta:table-count="0" meta:image-count="0" meta:object-count="0" meta:page-count="2" meta:paragraph-count="20" meta:word-count="413" meta:character-count="2691" meta:non-whitespace-character-count="2295"/>
    <meta:user-defined meta:name="Mendeley Citation Style_1">http://www.zotero.org/styles/apa</meta:user-defined>
    <meta:user-defined meta:name="Mendeley Document_1">True</meta:user-defined>
    <meta:user-defined meta:name="Mendeley Unique User Id_1">9e3ea5a0-6ffe-300c-b86f-032a85d1de7c</meta:user-defined>
  </office:meta>
</office:document-meta>
</file>